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ed5" officeooo:paragraph-rsid="000fbed5"/>
    </style:style>
    <style:style style:name="P2" style:family="paragraph" style:parent-style-name="Standard">
      <style:text-properties officeooo:rsid="0013410e" officeooo:paragraph-rsid="0013410e"/>
    </style:style>
    <style:style style:name="P3" style:family="paragraph" style:parent-style-name="Standard">
      <style:text-properties officeooo:rsid="001948c4" officeooo:paragraph-rsid="001948c4"/>
    </style:style>
    <style:style style:name="P4" style:family="paragraph" style:parent-style-name="Standard">
      <style:text-properties officeooo:rsid="0013410e" officeooo:paragraph-rsid="0013410e"/>
    </style:style>
    <style:style style:name="P5" style:family="paragraph" style:parent-style-name="Standard">
      <style:text-properties officeooo:rsid="001ae539" officeooo:paragraph-rsid="001ae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ups de tecnologia pública</text:p>
      <text:p text:style-name="P2">Tecnologia de uso de finalidade privada de domínio publico</text:p>
      <text:p text:style-name="P2">Publicidade vs publicização</text:p>
      <text:p text:style-name="P2"/>
      <text:p text:style-name="P5">2017-10-01</text:p>
      <text:p text:style-name="P3">No ínicio dos anos 90, as reformas do aparelho do Estado promovidas por FHC e MARE, trouxeram um novo paradigma no entendimento das relações do estado com a sociedade, criou-se a figura da entidade pública de interesse privado, permitindo terceirizar a gestão de empresas e autarquias públicas.</text:p>
      <text:p text:style-name="P3">Agora, quase 30 anos após, vemos um movimento quase oposto, empresas privadas estão tornando seus ativos públicos. Startups e grandes empresas de tecnologia mantém parte ou até mesmo códigos completos licenciados de forma aberta e pública, podendo este ativo tecnológico receber contribuições inesperadas de públicos especialistas e usuários.</text:p>
      <text:p text:style-name="P3">Uma nova figura também pode-se dizer que surge, empresas privadas de tecnologia pública, a gestão permanece privada, muitas vezes com interesse final de gerar lucro, porém o que seria considerado antes um segredo industrial, hoje é tratado como um ativo altamente volátil, de ciclo de vida com duração imprevisível, além de um ambiente sufocante, portanto novas estratégias surgem para empresas, como tornar público parte destes ativos e incentivar sua adoção pelo merc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12:28.814288236</meta:creation-date>
    <dc:date>2017-10-01T14:57:55.283613900</dc:date>
    <meta:editing-duration>P1DT11H32M4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84" meta:character-count="1234" meta:non-whitespace-character-count="1057"/>
  </office:meta>
</office:document-meta>
</file>